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6f9a" officeooo:paragraph-rsid="001e6f9a"/>
    </style:style>
    <style:style style:name="P2" style:family="paragraph" style:parent-style-name="Standard">
      <style:text-properties officeooo:rsid="001d9bd1" officeooo:paragraph-rsid="001d9bd1"/>
    </style:style>
    <style:style style:name="P3" style:family="paragraph" style:parent-style-name="Standard">
      <style:text-properties officeooo:rsid="0020bb27" officeooo:paragraph-rsid="0020bb27"/>
    </style:style>
    <style:style style:name="P4" style:family="paragraph" style:parent-style-name="Standard">
      <style:text-properties officeooo:rsid="0023abd9" officeooo:paragraph-rsid="0023ab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 préalable on va vérifier le bon fonctionnement du laser et du capteur avec une suite de 0 et de 1 envoyés à un intervalle régulier. </text:p>
      <text:p text:style-name="P2"/>
      <text:p text:style-name="P2">L’idée est d’envoyer 10 trames sous différentes conditions et de voir si elles sont toute bien reçues.<text:line-break/>Les trames en questions sont composées de signaux numériques (0 ou 1) ( 8 fois ≤=&gt; 8 bit ) </text:p>
      <text:p text:style-name="P1"/>
      <text:p text:style-name="P1">Pas besoin de modulation particulière, tant que le « temps bit » du récepteur et de l’emetteur est le même.</text:p>
      <text:p text:style-name="P1"/>
      <text:p text:style-name="P3">Les mesures seront prises entre 5cm et 5m (dans la mesure du possible).</text:p>
      <text:p text:style-name="P3"/>
      <text:p text:style-name="P4">Et avec un angle incident entre -60° à -60° avec un intervalle raisonnable.</text:p>
      <text:p text:style-name="P4">Toutes les infos et les résultats seront consigné dans un document de type .ods.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4T11:04:10.487992723</meta:creation-date>
    <dc:date>2025-10-24T15:20:33.845190126</dc:date>
    <meta:editing-duration>PT1H50M30S</meta:editing-duration>
    <meta:editing-cycles>4</meta:editing-cycles>
    <meta:generator>LibreOffice/25.2.6.2$Linux_X86_64 LibreOffice_project/520$Build-2</meta:generator>
    <meta:document-statistic meta:table-count="0" meta:image-count="0" meta:object-count="0" meta:page-count="1" meta:paragraph-count="6" meta:word-count="122" meta:character-count="662" meta:non-whitespace-character-count="544"/>
  </office:meta>
</office:document-meta>
</file>